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T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T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3" calcext:value-type="float">
            <text:p>2003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izona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tlanta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.6" calcext:value-type="float">
            <text:p>2.6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uffalo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rolina</text:p>
          </table:table-cell>
          <table:table-cell office:value-type="float" office:value="2.4" calcext:value-type="float">
            <text:p>2.4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</text:p>
          </table:table-cell>
          <table:table-cell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icago</text:p>
          </table:table-cell>
          <table:table-cell office:value-type="float" office:value="1.8" calcext:value-type="float">
            <text:p>1.8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ncinnati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.2" calcext:value-type="float">
            <text:p>2.2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leveland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9" calcext:value-type="float">
            <text:p>1.9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allas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enver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etroit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1.8" calcext:value-type="float">
            <text:p>1.8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en Bay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ouston</text:p>
          </table:table-cell>
          <table:table-cell office:value-type="float" office:value="1.9" calcext:value-type="float">
            <text:p>1.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ianapolis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cksonville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ansas City</text:p>
          </table:table-cell>
          <table:table-cell office:value-type="float" office:value="1.3" calcext:value-type="float">
            <text:p>1.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iami</text:p>
          </table:table-cell>
          <table:table-cell office:value-type="float" office:value="1.6" calcext:value-type="float">
            <text:p>1.6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innesota</text:p>
          </table:table-cell>
          <table:table-cell office:value-type="float" office:value="1.5" calcext:value-type="float">
            <text:p>1.5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1.4" calcext:value-type="float">
            <text:p>1.4</text:p>
          </table:table-cell>
          <table:table-cell office:value-type="float" office:value="2.2" calcext:value-type="float">
            <text:p>2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w Orlean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" calcext:value-type="float">
            <text:p>1.7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Y Giants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1.4" calcext:value-type="float">
            <text:p>1.4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Y Jets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akland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iladelphia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</text:p>
          </table:table-cell>
          <table:table-cell office:value-type="float" office:value="1.5" calcext:value-type="float">
            <text:p>1.5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ittsburgh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an Diego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1.2" calcext:value-type="float">
            <text:p>1.2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an Francisco</text:p>
          </table:table-cell>
          <table:table-cell office:value-type="float" office:value="1.3" calcext:value-type="float">
            <text:p>1.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eattl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t Louis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0.8" calcext:value-type="float">
            <text:p>0.8</text:p>
          </table:table-cell>
          <table:table-cell office:value-type="float" office:value="2.8" calcext:value-type="float">
            <text:p>2.8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mpa Bay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ennessee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1.6" calcext:value-type="float">
            <text:p>1.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T" style:display-name="PageStyle_NFL Football Stats - NFL Team 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